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e7d" officeooo:paragraph-rsid="001d3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he missing state is Red = On Yellow = Off and Green = On. The state repeated is Red = Off, Yellow = Off and Green = <text:s/>On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0:49:25.209053837</meta:creation-date>
    <dc:date>2021-10-08T10:54:01.695646155</dc:date>
    <meta:editing-duration>PT4M38S</meta:editing-duration>
    <meta:editing-cycles>1</meta:editing-cycles>
    <meta:document-statistic meta:table-count="0" meta:image-count="0" meta:object-count="0" meta:page-count="1" meta:paragraph-count="1" meta:word-count="29" meta:character-count="124" meta:non-whitespace-character-count="95"/>
    <meta:generator>LibreOffice/6.4.7.2$Linux_X86_64 LibreOffice_project/40$Build-2</meta:generator>
  </office:meta>
</office:document-meta>
</file>